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 Tembran's Foothills – Rugged lands inhabited by rugged people. The eastern half, south of the Marcher Mountains, represents the actual foothills, while the western half is made of a much more fertile landscape consisting of gentle rollings hills and valleys, along with the occasional flat plain in between.</text:p>
      <text:p text:style-name="P1"><text:tab/>The people here are mostly pastoral, and farm the more gentle lands while reserving the foothills as mostly a historic retreat in times in danger. Some settlements do persist in the foothills even in peacetime, and those peoples typically have strong moral traditions recognizing guest rights and emphasizing refugee aide. Whether on the lowlands or the foothills, these people's rarely organized above the community level, despite a shared identity. The largest single population hubs are the trading communities that send and receive caravans from Ellian.</text:p>
      <text:p text:style-name="P1"><text:tab/>"Tembran" is a semi-historical ancestor-hero figure that most of the people of this land recognize as their forefather, considering themselves "Tembran's Folk". Overall a hardy and strong people, they dislike conflict but are not ignorant in warfare when it concerns self-defense. They mostly lack relationships with outsiders other than those from Ellian, whom they share a friendly relationship with.</text:p>
      <text:p text:style-name="P1"><text:tab/>Ecologically, Tembran's Foothills are notable for their natural and artificial rainwater collection capabilities. Natural reservoirs and large artificial cisterns and replenished yearly by the squalls, and runoff into Ellian is responsible for the marshlands found in the northern part of that land.</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M56S</meta:editing-duration>
    <meta:editing-cycles>4</meta:editing-cycles>
    <meta:generator>OpenOffice/4.1.15$Win32 OpenOffice.org_project/4115m2$Build-9813</meta:generator>
    <dc:date>2024-05-09T00:20:45.28</dc:date>
    <meta:document-statistic meta:table-count="0" meta:image-count="0" meta:object-count="0" meta:page-count="1" meta:paragraph-count="5" meta:word-count="234" meta:character-count="1571"/>
    <meta:user-defined meta:name="Info 1"/>
    <meta:user-defined meta:name="Info 2"/>
    <meta:user-defined meta:name="Info 3"/>
    <meta:user-defined meta:name="Info 4"/>
  </office:meta>
</office:document-meta>
</file>